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3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3.acceptNode( Node e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3.startElement( Element e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3.main( String [ ] arg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OM3.getWhatToSh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3.handleError( DOMError err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